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6000001B83200C254B26D99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985cm, -0.017cm, 2.90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9cm" svg:height="13.039cm" svg:x="4.25cm" svg:y="7.46cm">
          <draw:image xlink:href="Pictures/1000000100000296000001B83200C254B26D99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30T13:23:56.527683859</dc:date>
    <meta:editing-duration>PT5M55S</meta:editing-duration>
    <meta:editing-cycles>1</meta:editing-cycles>
    <meta:document-statistic meta:object-count="1"/>
    <meta:generator>LibreOffice/7.3.7.2$Linux_X86_64 LibreOffice_project/30$Build-2</meta:generator>
  </office:meta>
</office:document-meta>
</file>